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</style:style>
    <style:style style:name="gr2" style:family="graphic" style:parent-style-name="standard">
      <style:graphic-properties draw:fill-color="#ffffff" fo:min-height="19.728cm"/>
    </style:style>
    <style:style style:name="gr3" style:family="graphic" style:parent-style-name="standard">
      <style:graphic-properties draw:stroke="none" draw:fill="none" fo:min-height="24.822cm"/>
    </style:style>
    <style:style style:name="gr4" style:family="graphic" style:parent-style-name="standard">
      <style:graphic-properties draw:stroke="none" svg:stroke-width="0.051cm" svg:stroke-color="#808080" draw:marker-start-width="0.279cm" draw:marker-end-width="0.279cm" draw:fill="solid" draw:fill-color="#a0c5ed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3465a4" draw:fill="solid" draw:fill-color="#ffe4a5" draw:textarea-horizontal-align="justify" draw:textarea-vertical-align="middle" draw:auto-grow-height="false" fo:min-height="1.402cm" fo:min-width="2.6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17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="Arrow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4.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8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91cm"/>
    </style:style>
    <style:style style:name="gr14" style:family="graphic" style:parent-style-name="standard">
      <style:graphic-properties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/>
    </style:style>
    <style:style style:name="gr16" style:family="graphic" style:parent-style-name="standard">
      <style:graphic-properties draw:stroke="none" svg:stroke-width="0.051cm" svg:stroke-color="#808080" draw:marker-start-width="0.279cm" draw:marker-end-width="0.279cm" draw:fill="solid" draw:fill-color="#a4e7b5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0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6.60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637cm" fo:min-width="7.401cm"/>
    </style:style>
    <style:style style:name="gr21" style:family="graphic" style:parent-style-name="objectwithoutfill">
      <style:graphic-properties svg:stroke-color="#000000" draw:marker-start="Arrow" draw:marker-start-width="0.279cm" draw:marker-end="" draw:marker-end-width="0.3cm" draw:fill="solid" draw:textarea-vertical-align="middle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277cm" fo:min-width="4.979cm"/>
    </style:style>
    <style:style style:name="P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42.2000007629395pt" style:font-size-asian="24pt" style:font-size-complex="2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a0c5ed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ffe4a5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color="#b2b2b2" style:font-name="Liberation Mono1" fo:font-size="12pt" style:font-size-asian="12pt" style:font-size-complex="12pt"/>
    </style:style>
    <style:style style:name="P12" style:family="paragraph">
      <loext:graphic-properties draw:fill="solid" draw:fill-color="#a4e7b5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solid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b2b2b2" style:font-name="Liberation Mono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3cm" svg:height="4.623cm" svg:x="3cm" svg:y="2.104cm">
          <draw:text-box>
            <text:p><text:span text:style-name="T1">DID Resolution</text:span></text:p>
          </draw:text-box>
        </draw:frame>
        <draw:frame draw:style-name="gr2" draw:text-style-name="P2" draw:layer="layout" svg:width="14.764cm" svg:height="19.978cm" svg:x="3cm" svg:y="6.753cm">
          <draw:text-box>
            <text:p><text:span text:style-name="T2">A work item of the W3C CCG</text:span></text:p>
            <text:p><text:span text:style-name="T2"/></text:p>
            <text:p><text:span text:style-name="T2">22</text:span><text:span text:style-name="T3">nd</text:span><text:span text:style-name="T2"> August 2019</text:span></text:p>
            <text:p><text:span text:style-name="T4">IPR rules apply!</text:span></text:p>
            <text:p><text:span text:style-name="T2"/></text:p>
            <text:p><text:span text:style-name="T2">Zoom Call:</text:span></text:p>
            <text:p><text:span text:style-name="T2">https://zoom.us/j/7077077007</text:span></text:p>
            <text:p><text:span text:style-name="T2"/></text:p>
            <text:p><text:span text:style-name="T2">Text Chat:</text:span></text:p>
            <text:p><text:span text:style-name="T2">http://irc.w3.org/?channels=ccg</text:span></text:p>
            <text:p><text:span text:style-name="T2">(type q+ to get into the queue)</text:span></text:p>
            <text:p><text:span text:style-name="T2"/></text:p>
            <text:p><text:span text:style-name="T4">This call is being recorded!</text:span></text:p>
          </draw:text-box>
        </draw:frame>
        <draw:frame draw:style-name="gr3" draw:text-style-name="P5" draw:layer="layout" svg:width="23.314cm" svg:height="25.072cm" svg:x="18.199cm" svg:y="1.724cm">
          <draw:text-box>
            <text:p text:style-name="P3"><text:span text:style-name="T1">Agenda Thursday 22 August 2019</text:span></text:p>
            <text:p text:style-name="P4"><text:span text:style-name="T5">Welcome and CCG IPR reminder</text:span></text:p>
            <text:p text:style-name="P4"><text:span text:style-name="T5">Call info and scribe selection</text:span></text:p>
            <text:p text:style-name="P4"><text:span text:style-name="T5">Future call duration? 1,5h or 1h?</text:span></text:p>
            <text:p text:style-name="P4"><text:span text:style-name="T5">Agenda creation/review/prioritization</text:span></text:p>
            <text:p text:style-name="P4"><text:span text:style-name="T5"><text:a xlink:href="https://w3c-ccg.github.io/did-resolution/#dereferencing" xlink:type="simple">Dereferencing a DID URL</text:a></text:span><text:span text:style-name="T5">: Fixing the algorithm</text:span></text:p>
            <text:p text:style-name="P4"><text:span text:style-name="T5">Sam Smith's comments:</text:span></text:p>
            <text:p text:style-name="P4"><text:span text:style-name="T5"><text:a xlink:href="https://github.com/hyperledger/aries-rfcs/issues/130" xlink:type="simple">https://github.com/hyperledger/aries-rfcs/issues/130</text:a></text:span><text:span text:style-name="T5"><text:a xlink:href="https://github.com/w3c-ccg/did-resolution/issues/42" xlink:type="simple">https://github.com/w3c-ccg/did-resolution/issues/42</text:a></text:span></text:p>
            <text:p text:style-name="P4"><text:span text:style-name="T5">Charlie Haviland's comments:</text:span></text:p>
            <text:p text:style-name="P4"><text:span text:style-name="T5"><text:a xlink:href="https://lists.w3.org/Archives/Public/public-credentials/2019Aug/0012.html" xlink:type="simple">https://lists.w3.org/Archives/Public/public-credentials/2019Aug/0012.html</text:a></text:span></text:p>
            <text:p text:style-name="P4"><text:span text:style-name="T5">Dave Longley's feedback:</text:span></text:p>
            <text:p text:style-name="P4"><text:span text:style-name="T5"><text:a xlink:href="https://lists.w3.org/Archives/Public/public-credentials/2019Jun/0028.html" xlink:type="simple">https://lists.w3.org/Archives/Public/public-credentials/2019Jun/0028.html</text:a></text:span></text:p>
            <text:p text:style-name="P4"><text:span text:style-name="T5"><text:a xlink:href="https://w3c-ccg.github.io/did-spec/#fragment" xlink:type="simple">DID Fragment</text:a></text:span><text:span text:style-name="T5">: How does it work</text:span></text:p>
            <text:p text:style-name="P4"><text:span text:style-name="T5">Select JSON-LD object from DID Document with matching "id" ?</text:span></text:p>
            <text:p text:style-name="P4"><text:span text:style-name="T5">Select JSON-LD object from DID Document by JSON pointer ?</text:span></text:p>
            <text:p text:style-name="P4"><text:span text:style-name="T5">Symmetric key for decrypting (parts of) the DID Document ?</text:span></text:p>
            <text:p text:style-name="P4"><text:span text:style-name="T5">AOB</text:span></text:p>
            <text:p text:style-name="P4"><text:span text:style-name="T5">Next meeting</text:span></text:p>
            <text:p text:style-name="P4"><text:span text:style-name="T5"/></text:p>
          </draw:text-box>
        </draw:frame>
      </draw:page>
      <draw:page draw:name="page2" draw:style-name="dp1" draw:master-page-name="Default">
        <draw:custom-shape draw:style-name="gr4" draw:text-style-name="P7" xml:id="id3" draw:id="id3" draw:layer="layout" svg:width="6.223cm" svg:height="2.159cm" svg:x="9.284cm" svg:y="9.887cm">
          <text:p text:style-name="P6"><text:span text:style-name="T6">DID Resolu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6.35cm" svg:height="3.302cm" svg:x="9.22cm" svg:y="5.088cm">
          <text:p text:style-name="P6"><text:span text:style-name="T6">Matrix parameters</text:span></text:p>
          <text:p text:style-name="P6"><text:span text:style-name="T7">version-*</text:span><text:span text:style-name="T6"> or</text:span></text:p>
          <text:p text:style-name="P6"><text:span text:style-name="T6">oth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7" xml:id="id1" draw:id="id1" draw:layer="layout" svg:width="6.223cm" svg:height="2.159cm" svg:x="9.284cm" svg:y="1.287cm">
          <text:p text:style-name="P6"><text:span text:style-name="T6">DID URL Dereferencing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217cm" svg:height="0.725cm" svg:x="12.56cm" svg:y="3.864cm">
          <draw:text-box>
            <text:p><text:span text:style-name="T8">DID URL</text:span></text:p>
          </draw:text-box>
        </draw:frame>
        <draw:connector draw:style-name="gr7" draw:text-style-name="P6" draw:layer="layout" svg:x1="12.395cm" svg:y1="3.446cm" svg:x2="12.395cm" svg:y2="5.088cm" draw:start-shape="id1" draw:start-glue-point="2" draw:end-shape="id2" draw:end-glue-point="4" svg:d="M12395 3446v1642" svg:viewBox="0 0 1 1643">
          <text:p/>
        </draw:connector>
        <draw:connector draw:style-name="gr8" draw:text-style-name="P6" draw:layer="layout" svg:x1="9.22cm" svg:y1="6.739cm" svg:x2="9.284cm" svg:y2="10.966cm" draw:start-shape="id2" draw:start-glue-point="5" draw:end-shape="id3" draw:end-glue-point="3" svg:d="M9220 6739h-500v4227h564" svg:viewBox="0 0 565 4228">
          <text:p/>
        </draw:connector>
        <draw:connector draw:style-name="gr8" draw:text-style-name="P6" draw:layer="layout" svg:x1="15.57cm" svg:y1="6.739cm" svg:x2="15.507cm" svg:y2="10.966cm" draw:start-shape="id2" draw:start-glue-point="7" draw:end-shape="id3" draw:end-glue-point="1" svg:d="M15570 6739h501v4227h-564" svg:viewBox="0 0 565 4228">
          <text:p/>
        </draw:connector>
        <draw:frame draw:style-name="gr9" draw:text-style-name="P10" draw:layer="layout" svg:width="5.32cm" svg:height="2.621cm" svg:x="3.161cm" svg:y="7.465cm">
          <draw:text-box>
            <text:p><text:span text:style-name="T8">YES</text:span></text:p>
            <text:p><text:span text:style-name="T9">Pass matrix parameters</text:span><text:span text:style-name="T9"><text:line-break/></text:span><text:span text:style-name="T9">from DID URL as input</text:span><text:span text:style-name="T9"><text:line-break/></text:span><text:span text:style-name="T9">options to DID Resolution</text:span></text:p>
            <text:p><text:span text:style-name="T9">algorithm</text:span></text:p>
          </draw:text-box>
        </draw:frame>
        <draw:frame draw:style-name="gr10" draw:text-style-name="P10" draw:layer="layout" svg:width="1.137cm" svg:height="0.725cm" svg:x="16.461cm" svg:y="7.466cm">
          <draw:text-box>
            <text:p><text:span text:style-name="T8">NO</text:span></text:p>
          </draw:text-box>
        </draw:frame>
        <draw:frame draw:style-name="gr11" draw:text-style-name="P11" draw:layer="layout" svg:width="3.042cm" svg:height="0.729cm" svg:x="15.462cm" svg:y="5.868cm">
          <draw:text-box>
            <text:p><text:span text:style-name="T10">did:ex:123</text:span></text:p>
          </draw:text-box>
        </draw:frame>
        <draw:frame draw:style-name="gr12" draw:text-style-name="P11" draw:layer="layout" svg:width="6.344cm" svg:height="0.729cm" svg:x="3.062cm" svg:y="5.868cm">
          <draw:text-box>
            <text:p><text:span text:style-name="T10">did:ex:123;version-id=3</text:span></text:p>
          </draw:text-box>
        </draw:frame>
        <draw:custom-shape draw:style-name="gr5" draw:text-style-name="P8" draw:layer="layout" svg:width="6.35cm" svg:height="3.302cm" svg:x="9.221cm" svg:y="13.488cm">
          <text:p text:style-name="P6"><text:span text:style-name="T6">Matrix parameter</text:span></text:p>
          <text:p text:style-name="P6"><text:span text:style-name="T7">service</text:span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9" draw:layer="layout" svg:width="3.791cm" svg:height="0.725cm" svg:x="12.564cm" svg:y="12.377cm">
          <draw:text-box>
            <text:p><text:span text:style-name="T8">DID DOCUMENT</text:span></text:p>
          </draw:text-box>
        </draw:frame>
        <draw:connector draw:style-name="gr14" draw:text-style-name="P6" draw:layer="layout" svg:x1="12.395cm" svg:y1="12.046cm" svg:x2="12.399cm" svg:y2="13.601cm" draw:start-shape="id3" draw:start-glue-point="2" svg:d="M12395 12046v1027h4v528" svg:viewBox="0 0 5 1556">
          <text:p/>
        </draw:connector>
        <draw:custom-shape draw:style-name="gr5" draw:text-style-name="P8" xml:id="id5" draw:id="id5" draw:layer="layout" svg:width="6.35cm" svg:height="3.302cm" svg:x="16.923cm" svg:y="13.489cm">
          <text:p text:style-name="P6"><text:span text:style-name="T6">path: no</text:span></text:p>
          <text:p text:style-name="P6"><text:span text:style-name="T6">query: no</text:span></text:p>
          <text:p text:style-name="P6"><text:span text:style-name="T6">fragment: y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15.543cm" svg:y1="15.139cm" svg:x2="16.894cm" svg:y2="15.14cm" svg:d="M15543 15139h676v1h675" svg:viewBox="0 0 1352 2">
          <text:p/>
        </draw:connector>
        <draw:custom-shape draw:style-name="gr4" draw:text-style-name="P7" xml:id="id4" draw:id="id4" draw:layer="layout" svg:width="6.223cm" svg:height="2.159cm" svg:x="9.284cm" svg:y="18.2cm">
          <text:p text:style-name="P6"><text:span text:style-name="T6">Service Endpoint</text:span><text:span text:style-name="T6"><text:line-break/></text:span><text:span text:style-name="T6">Construction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353cm" svg:height="0.725cm" svg:x="12.56cm" svg:y="17.001cm">
          <draw:text-box>
            <text:p><text:span text:style-name="T8">YES</text:span></text:p>
          </draw:text-box>
        </draw:frame>
        <draw:connector draw:style-name="gr14" draw:text-style-name="P6" draw:layer="layout" svg:x1="12.391cm" svg:y1="16.67cm" svg:x2="12.395cm" svg:y2="18.2cm" draw:end-shape="id4" draw:end-glue-point="0" svg:d="M12391 16670v515h4v1015" svg:viewBox="0 0 5 1531">
          <text:p/>
        </draw:connector>
        <draw:custom-shape draw:style-name="gr4" draw:text-style-name="P7" xml:id="id6" draw:id="id6" draw:layer="layout" svg:width="6.223cm" svg:height="2.159cm" svg:x="16.986cm" svg:y="18.2cm">
          <text:p text:style-name="P6"><text:span text:style-name="T6">Select part of DID</text:span><text:span text:style-name="T6"><text:line-break/></text:span><text:span text:style-name="T6">Document by “id”, e.g. </text:span><text:span text:style-name="T6"><text:line-break/></text:span><text:span text:style-name="T6">a </text:span><text:span text:style-name="T7">publicKey</text:span><text:span text:style-name="T6"> or </text:span><text:span text:style-name="T7">service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353cm" svg:height="0.725cm" svg:x="20.26cm" svg:y="17.014cm">
          <draw:text-box>
            <text:p><text:span text:style-name="T8">YES</text:span></text:p>
          </draw:text-box>
        </draw:frame>
        <draw:connector draw:style-name="gr14" draw:text-style-name="P6" draw:layer="layout" svg:x1="20.098cm" svg:y1="16.791cm" svg:x2="20.097cm" svg:y2="18.2cm" draw:start-shape="id5" draw:start-glue-point="6" draw:end-shape="id6" draw:end-glue-point="0" svg:d="M20098 16791v705h-1v704" svg:viewBox="0 0 2 1410">
          <text:p/>
        </draw:connector>
        <draw:frame draw:style-name="gr10" draw:text-style-name="P9" draw:layer="layout" svg:width="1.137cm" svg:height="0.725cm" svg:x="15.55cm" svg:y="14.215cm">
          <draw:text-box>
            <text:p><text:span text:style-name="T8">NO</text:span></text:p>
          </draw:text-box>
        </draw:frame>
        <draw:custom-shape draw:style-name="gr5" draw:text-style-name="P8" xml:id="id7" draw:id="id7" draw:layer="layout" svg:width="6.35cm" svg:height="3.302cm" svg:x="24.623cm" svg:y="13.49cm">
          <text:p text:style-name="P6"><text:span text:style-name="T6">path: no</text:span></text:p>
          <text:p text:style-name="P6"><text:span text:style-name="T6">query: no</text:span></text:p>
          <text:p text:style-name="P6"><text:span text:style-name="T6">fragment: n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23.273cm" svg:y1="15.14cm" svg:x2="24.623cm" svg:y2="15.141cm" draw:start-shape="id5" draw:start-glue-point="7" draw:end-shape="id7" draw:end-glue-point="5" svg:d="M23273 15140h676v1h674" svg:viewBox="0 0 1351 2">
          <text:p/>
        </draw:connector>
        <draw:frame draw:style-name="gr10" draw:text-style-name="P9" draw:layer="layout" svg:width="1.137cm" svg:height="0.725cm" svg:x="23.264cm" svg:y="14.186cm">
          <draw:text-box>
            <text:p><text:span text:style-name="T8">NO</text:span></text:p>
          </draw:text-box>
        </draw:frame>
        <draw:custom-shape draw:style-name="gr16" draw:text-style-name="P12" xml:id="id8" draw:id="id8" draw:layer="layout" svg:width="6.223cm" svg:height="2.159cm" svg:x="24.686cm" svg:y="18.2cm">
          <text:p text:style-name="P6"><text:span text:style-name="T6">Return DID Document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353cm" svg:height="0.725cm" svg:x="27.96cm" svg:y="17.001cm">
          <draw:text-box>
            <text:p><text:span text:style-name="T8">YES</text:span></text:p>
          </draw:text-box>
        </draw:frame>
        <draw:connector draw:style-name="gr14" draw:text-style-name="P6" draw:layer="layout" svg:x1="27.798cm" svg:y1="16.778cm" svg:x2="27.797cm" svg:y2="18.2cm" draw:end-shape="id8" draw:end-glue-point="0" svg:d="M27798 16778v461h-1v961" svg:viewBox="0 0 2 1423">
          <text:p/>
        </draw:connector>
        <draw:custom-shape draw:style-name="gr16" draw:text-style-name="P12" xml:id="id9" draw:id="id9" draw:layer="layout" svg:width="6.223cm" svg:height="2.159cm" svg:x="16.986cm" svg:y="21.787cm">
          <text:p text:style-name="P6"><text:span text:style-name="T6">Return part of</text:span></text:p>
          <text:p text:style-name="P6"><text:span text:style-name="T6">DID Document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0.097cm" svg:y1="20.359cm" svg:x2="20.097cm" svg:y2="21.787cm" draw:start-shape="id6" draw:start-glue-point="2" draw:end-shape="id9" draw:end-glue-point="0" svg:d="M20097 20359v1428" svg:viewBox="0 0 1 1429">
          <text:p/>
        </draw:connector>
        <draw:custom-shape draw:style-name="gr16" draw:text-style-name="P12" xml:id="id10" draw:id="id10" draw:layer="layout" svg:width="6.223cm" svg:height="2.159cm" svg:x="9.286cm" svg:y="21.774cm">
          <text:p text:style-name="P6"><text:span text:style-name="T6">Return service</text:span></text:p>
          <text:p text:style-name="P6"><text:span text:style-name="T6">endpoint URL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2.397cm" svg:y1="20.346cm" svg:x2="12.397cm" svg:y2="21.774cm" draw:end-shape="id10" draw:end-glue-point="0" svg:d="M12397 20346v1428" svg:viewBox="0 0 1 1429">
          <text:p/>
        </draw:connector>
        <draw:frame draw:style-name="gr11" draw:text-style-name="P11" draw:layer="layout" svg:width="3.042cm" svg:height="0.729cm" svg:x="24.562cm" svg:y="16.969cm">
          <draw:text-box>
            <text:p><text:span text:style-name="T10">did:ex:123</text:span></text:p>
          </draw:text-box>
        </draw:frame>
        <draw:frame draw:style-name="gr17" draw:text-style-name="P11" draw:layer="layout" svg:width="4.566cm" svg:height="0.729cm" svg:x="15.262cm" svg:y="16.97cm">
          <draw:text-box>
            <text:p><text:span text:style-name="T10">did:ex:123#key-1</text:span></text:p>
          </draw:text-box>
        </draw:frame>
        <draw:frame draw:style-name="gr18" draw:text-style-name="P11" draw:layer="layout" svg:width="9.125cm" svg:height="0.729cm" svg:x="3.251cm" svg:y="16.971cm">
          <draw:text-box>
            <text:p><text:span text:style-name="T10">did:ex:123;service=agent/path?q#f</text:span></text:p>
          </draw:text-box>
        </draw:frame>
        <draw:connector draw:style-name="gr14" draw:text-style-name="P6" draw:layer="layout" svg:x1="30.886cm" svg:y1="15.137cm" svg:x2="32.236cm" svg:y2="15.138cm" svg:d="M30886 15137h676v1h674" svg:viewBox="0 0 1351 2">
          <text:p/>
        </draw:connector>
        <draw:frame draw:style-name="gr10" draw:text-style-name="P9" draw:layer="layout" svg:width="1.137cm" svg:height="0.725cm" svg:x="30.877cm" svg:y="14.183cm">
          <draw:text-box>
            <text:p><text:span text:style-name="T8">NO</text:span></text:p>
          </draw:text-box>
        </draw:frame>
        <draw:custom-shape draw:style-name="gr4" draw:text-style-name="P7" draw:layer="layout" svg:width="6.223cm" svg:height="2.159cm" svg:x="32.286cm" svg:y="14.052cm">
          <text:p text:style-name="P6"><text:span text:style-name="T6">Method-specific?</text:span></text:p>
          <text:p text:style-name="P6"><text:span text:style-name="T6">Application-specific?</text:span></text:p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7.106cm" svg:height="2.641cm" svg:x="32.01cm" svg:y="10.971cm">
          <draw:text-box>
            <text:p><text:span text:style-name="T10">did:ex:123/schemas/abcde</text:span></text:p>
            <text:p text:style-name="P13"><text:span text:style-name="T10">did:ex:123/keys/key-1</text:span></text:p>
            <text:p><text:span text:style-name="T10">did:ex:123/myprofile#email</text:span></text:p>
            <text:p text:style-name="P13"><text:span text:style-name="T10">did:ex:123?keyformat=pem</text:span></text:p>
            <text:p><text:span text:style-name="T10">...</text:span></text:p>
          </draw:text-box>
        </draw:frame>
        <draw:custom-shape draw:style-name="gr20" draw:text-style-name="P14" xml:id="id11" draw:id="id11" draw:layer="layout" svg:width="11.171cm" svg:height="2.667cm" svg:x="25.135cm" svg:y="22.998cm">
          <text:p text:style-name="P6"><text:span text:style-name="T6">What about other uses of fragment?</text:span></text:p>
          <text:p text:style-name="P6"><text:span text:style-name="T6">JSON Pointer? Symmetric ke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5" draw:layer="layout" draw:type="curve" draw:line-skew="0.44cm" svg:x1="22.204cm" svg:y1="16.24cm" svg:x2="25.135cm" svg:y2="24.332cm" draw:end-shape="id11" draw:end-glue-point="6" svg:d="M22204 16240c2482 0 1017 8092 2931 8092" svg:viewBox="0 0 2932 8093">
          <text:p/>
        </draw:connector>
        <draw:custom-shape draw:style-name="gr22" draw:text-style-name="P14" xml:id="id12" draw:id="id12" draw:layer="layout" svg:width="7.747cm" svg:height="2.159cm" svg:x="32.75cm" svg:y="19.923cm">
          <text:p text:style-name="P6"><text:span text:style-name="T6">What happens here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5" draw:layer="layout" draw:type="curve" svg:x1="33.681cm" svg:y1="16.662cm" svg:x2="36.624cm" svg:y2="19.923cm" draw:end-shape="id12" draw:end-glue-point="4" svg:d="M33681 16662c0 2070 2943 440 2943 3261" svg:viewBox="0 0 2944 326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19-08-23T23:13:44.424749747</dc:date>
    <dc:creator>Markus Sabadello</dc:creator>
    <meta:editing-duration>PT6H6S</meta:editing-duration>
    <meta:editing-cycles>34</meta:editing-cycles>
    <meta:generator>LibreOffice/6.3.0.4$Linux_X86_64 LibreOffice_project/30$Build-4</meta:generator>
    <meta:document-statistic meta:object-count="47"/>
  </office:meta>
</office:document-meta>
</file>